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166a" officeooo:paragraph-rsid="0003166a"/>
    </style:style>
    <style:style style:name="P2" style:family="paragraph" style:parent-style-name="Standard">
      <style:text-properties fo:font-weight="bold" officeooo:rsid="0003166a" officeooo:paragraph-rsid="0003166a" style:font-weight-asian="bold" style:font-weight-complex="bold"/>
    </style:style>
    <style:style style:name="P3" style:family="paragraph" style:parent-style-name="Standard">
      <style:text-properties fo:font-weight="normal" officeooo:rsid="0003166a" officeooo:paragraph-rsid="0003166a" style:font-weight-asian="normal" style:font-weight-complex="normal"/>
    </style:style>
    <style:style style:name="P4" style:family="paragraph" style:parent-style-name="Standard">
      <style:text-properties fo:font-weight="normal" officeooo:rsid="0003166a" officeooo:paragraph-rsid="0003166a" style:font-weight-asian="normal" style:font-weight-complex="normal"/>
    </style:style>
    <style:style style:name="P5" style:family="paragraph" style:parent-style-name="Standard">
      <style:text-properties fo:font-weight="normal" officeooo:rsid="00047969" officeooo:paragraph-rsid="00047969" style:font-weight-asian="normal" style:font-weight-complex="normal"/>
    </style:style>
    <style:style style:name="P6" style:family="paragraph" style:parent-style-name="Standard">
      <style:text-properties officeooo:rsid="0003166a" officeooo:paragraph-rsid="0003166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3630c"/>
    </style:style>
    <style:style style:name="T3" style:family="text">
      <style:text-properties officeooo:rsid="000489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ůběh hry:</text:p>
      <text:p text:style-name="P1"/>
      <text:p text:style-name="P1">Založení hry</text:p>
      <text:p text:style-name="P1">Čekací místnost = připojení hráčů</text:p>
      <text:p text:style-name="P1">Zahájení hry</text:p>
      <text:p text:style-name="P1"/>
      <text:p text:style-name="P1">Přepne se do hry:</text:p>
      <text:p text:style-name="P1"/>
      <text:p text:style-name="P1">- 5 hráčů: (jméno, počet bodů)</text:p>
      <text:p text:style-name="P1">- 1 centrální počítač</text:p>
      <text:p text:style-name="P1"/>
      <text:p text:style-name="P1">1. obrazovka:</text:p>
      <text:p text:style-name="P1"/>
      <text:p text:style-name="P1">- přehled, kdo hraje</text:p>
      <text:p text:style-name="P1">- žebříček (všichni 0 bodů)</text:p>
      <text:p text:style-name="P1"/>
      <text:p text:style-name="P1">2. obrazovka – 1. kolo – přehled bodů</text:p>
      <text:p text:style-name="P1"/>
      <text:p text:style-name="P1">Centrál: Objeví se otázka? V roce 2007, Golden Laurel Entartainment zveřejnil násilnou deskovou hru nazvaný Zabij _______</text:p>
      <text:p text:style-name="P1">Centrál: Časomíra – v DB je uložen čas konce</text:p>
      <text:p text:style-name="P1">Centrál: Přehled, kdo už zadal odpověď – v DB ukládat odpovědi</text:p>
      <text:p text:style-name="P2"/>
      <text:p text:style-name="P3">Displeje: Políčko pro zadání odpovědi.</text:p>
      <text:p text:style-name="P2">zabití <text:span text:style-name="T1">(Kill the Kill)</text:span></text:p>
      <text:p text:style-name="P3"/>
      <text:p text:style-name="P3">Zadání odpovědi/Konec času:</text:p>
      <text:p text:style-name="P3"/>
      <text:p text:style-name="P2"><text:span text:style-name="T1">Zobrazí se všechny odpovědi (tj. Všechny zadané + ta správná): </text:span>- další tabulka – výběr odpovědí – <text:span text:style-name="T2">časomíra + provázání na výběr</text:span></text:p>
      <text:p text:style-name="P3"/>
      <text:p text:style-name="P3">Hráči vybírají odpověď, které si myslí, že je ta správná. (tj. Centrál ukazuje všechny odpovědi a smartphony taky ale klikací)</text:p>
      <text:p text:style-name="P3"/>
      <text:p text:style-name="P3">Když všichni vyberou/časomíra: </text:p>
      <text:p text:style-name="P3"/>
      <text:p text:style-name="P3">Smartpony – NIC; Centrál – výsledky a potom statistika</text:p>
      <text:p text:style-name="P3"/>
      <text:p text:style-name="P3"/>
      <text:p text:style-name="P5">state – 1=čekací místnost; 2= hrajeme; 3= hra už skončila</text:p>
      <text:p text:style-name="P5">round – 1-totalRounds (10)</text:p>
      <text:p text:style-name="P5">roundPhase – <text:span text:style-name="T3">1. - výpis statistik; 2. fáze – zobrazení otázky; 3. fáze – zadání odpovědi na otázku; 4. - zobrazení odpovědí; 5. - výběr odpovědí; 6. - výpis kdo co získal; 7. kone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26:01.992000000</meta:creation-date>
    <dc:date>2015-12-17T18:52:39.760000000</dc:date>
    <meta:editing-duration>PT25M44S</meta:editing-duration>
    <meta:editing-cycles>4</meta:editing-cycles>
    <meta:generator>LibreOffice/4.4.2.2$Windows_x86 LibreOffice_project/c4c7d32d0d49397cad38d62472b0bc8acff48dd6</meta:generator>
    <meta:document-statistic meta:table-count="0" meta:image-count="0" meta:object-count="0" meta:page-count="1" meta:paragraph-count="24" meta:word-count="182" meta:character-count="1148" meta:non-whitespace-character-count="976"/>
  </office:meta>
</office:document-meta>
</file>